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acd4" officeooo:paragraph-rsid="0004acd4"/>
    </style:style>
    <style:style style:name="P2" style:family="paragraph" style:parent-style-name="Standard">
      <style:paragraph-properties fo:text-align="start" style:justify-single-word="false"/>
      <style:text-properties officeooo:rsid="0004acd4" officeooo:paragraph-rsid="0004acd4"/>
    </style:style>
    <style:style style:name="P3" style:family="paragraph" style:parent-style-name="Standard">
      <style:paragraph-properties fo:text-align="start" style:justify-single-word="false"/>
      <style:text-properties officeooo:rsid="0004b94d" officeooo:paragraph-rsid="0007f042"/>
    </style:style>
    <style:style style:name="P4" style:family="paragraph" style:parent-style-name="Standard">
      <style:paragraph-properties fo:text-align="start" style:justify-single-word="false"/>
      <style:text-properties officeooo:rsid="000692c9" officeooo:paragraph-rsid="0007f042"/>
    </style:style>
    <style:style style:name="P5" style:family="paragraph" style:parent-style-name="Standard">
      <style:paragraph-properties fo:text-align="start" style:justify-single-word="false"/>
      <style:text-properties officeooo:rsid="0007f042" officeooo:paragraph-rsid="0007f042"/>
    </style:style>
    <style:style style:name="P6" style:family="paragraph" style:parent-style-name="Standard">
      <style:paragraph-properties fo:text-align="start" style:justify-single-word="false"/>
      <style:text-properties officeooo:rsid="0009c8f5" officeooo:paragraph-rsid="0009c8f5"/>
    </style:style>
    <style:style style:name="P7" style:family="paragraph" style:parent-style-name="Standard">
      <style:paragraph-properties fo:text-align="start" style:justify-single-word="false"/>
      <style:text-properties officeooo:rsid="000a9d5b" officeooo:paragraph-rsid="000a9d5b"/>
    </style:style>
    <style:style style:name="P8" style:family="paragraph" style:parent-style-name="Standard">
      <style:paragraph-properties fo:text-align="start" style:justify-single-word="false"/>
      <style:text-properties officeooo:rsid="000da3e4" officeooo:paragraph-rsid="000da3e4"/>
    </style:style>
    <style:style style:name="P9" style:family="paragraph" style:parent-style-name="Standard">
      <style:paragraph-properties fo:text-align="start" style:justify-single-word="false"/>
      <style:text-properties officeooo:rsid="0010af9c" officeooo:paragraph-rsid="0010af9c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4acd4" officeooo:paragraph-rsid="0004acd4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04acd4" officeooo:paragraph-rsid="0004acd4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04b94d" officeooo:paragraph-rsid="0007f042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4b94d" officeooo:paragraph-rsid="0007f042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8pt" fo:font-weight="bold" officeooo:rsid="0004acd4" officeooo:paragraph-rsid="0004acd4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rsid="0012e2af" officeooo:paragraph-rsid="0012e2af"/>
    </style:style>
    <style:style style:name="P16" style:family="paragraph" style:parent-style-name="Standard">
      <style:paragraph-properties fo:text-align="start" style:justify-single-word="false"/>
      <style:text-properties officeooo:rsid="0019b8f0" officeooo:paragraph-rsid="0019b8f0"/>
    </style:style>
    <style:style style:name="P17" style:family="paragraph" style:parent-style-name="Standard">
      <style:paragraph-properties fo:text-align="start" style:justify-single-word="false"/>
      <style:text-properties officeooo:rsid="001fdcf4" officeooo:paragraph-rsid="001fdcf4"/>
    </style:style>
    <style:style style:name="P18" style:family="paragraph" style:parent-style-name="Standard">
      <style:paragraph-properties fo:text-align="start" style:justify-single-word="false"/>
      <style:text-properties officeooo:rsid="0022e619" officeooo:paragraph-rsid="0022e619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04acd4" officeooo:paragraph-rsid="0004acd4"/>
    </style:style>
    <style:style style:name="P20" style:family="paragraph" style:parent-style-name="Standard">
      <style:paragraph-properties fo:text-align="start" style:justify-single-word="false"/>
      <style:text-properties fo:font-weight="bold" officeooo:rsid="0004acd4" officeooo:paragraph-rsid="0004acd4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2a982c" officeooo:paragraph-rsid="002a982c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officeooo:rsid="002a982c" officeooo:paragraph-rsid="002a982c"/>
    </style:style>
    <style:style style:name="P23" style:family="paragraph" style:parent-style-name="Standard">
      <style:paragraph-properties fo:text-align="start" style:justify-single-word="false"/>
      <style:text-properties officeooo:rsid="002c5905" officeooo:paragraph-rsid="002c5905"/>
    </style:style>
    <style:style style:name="T1" style:family="text">
      <style:text-properties officeooo:rsid="000b5e41"/>
    </style:style>
    <style:style style:name="T2" style:family="text">
      <style:text-properties officeooo:rsid="000cde33"/>
    </style:style>
    <style:style style:name="T3" style:family="text">
      <style:text-properties officeooo:rsid="000da3e4"/>
    </style:style>
    <style:style style:name="T4" style:family="text">
      <style:text-properties officeooo:rsid="000f478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2e2af"/>
    </style:style>
    <style:style style:name="T7" style:family="text">
      <style:text-properties officeooo:rsid="0013beb2"/>
    </style:style>
    <style:style style:name="T8" style:family="text">
      <style:text-properties officeooo:rsid="001c496d"/>
    </style:style>
    <style:style style:name="T9" style:family="text">
      <style:text-properties officeooo:rsid="001ccf42"/>
    </style:style>
    <style:style style:name="T10" style:family="text">
      <style:text-properties officeooo:rsid="001e23e7"/>
    </style:style>
    <style:style style:name="T11" style:family="text">
      <style:text-properties officeooo:rsid="001e7258"/>
    </style:style>
    <style:style style:name="T12" style:family="text">
      <style:text-properties officeooo:rsid="002155f0"/>
    </style:style>
    <style:style style:name="T13" style:family="text">
      <style:text-properties officeooo:rsid="00290d8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S-439 Project-<text:span text:style-name="T8">2</text:span> Cella Rule <text:span text:style-name="T9">150</text:span> – Standup Status Report</text:p>
      <text:p text:style-name="P1"/>
      <text:p text:style-name="P2"><text:span text:style-name="T5">Standup Status:</text:span> CS-439 Project-<text:span text:style-name="T8">2</text:span> Cella Rule <text:span text:style-name="T8">150</text:span></text:p>
      <text:p text:style-name="P2"/>
      <text:p text:style-name="P2"><text:span text:style-name="T5">Team:</text:span> MPP = Michael Perez</text:p>
      <text:p text:style-name="P2"/>
      <text:p text:style-name="P2"/>
      <text:p text:style-name="P2"/>
      <text:p text:style-name="P12">Tasks (WBS):</text:p>
      <text:p text:style-name="P13"/>
      <text:p text:style-name="P3">#1 – Setup</text:p>
      <text:p text:style-name="P6">#1.1 – Create <text:span text:style-name="T3">t</text:span>ask list</text:p>
      <text:p text:style-name="P8">#1.2 – Create status report document</text:p>
      <text:p text:style-name="P3">#1.<text:span text:style-name="T11">3</text:span> – <text:span text:style-name="T10">Set up base from previous project code</text:span></text:p>
      <text:p text:style-name="P4"/>
      <text:p text:style-name="P5">#2 – <text:span text:style-name="T6">Running</text:span></text:p>
      <text:p text:style-name="P15">#2.1 – <text:span text:style-name="T11">Modify 400x400 grid to be 41x20</text:span></text:p>
      <text:p text:style-name="P16">#2.2 – <text:span text:style-name="T11">Initialize all cells to empty (black)</text:span></text:p>
      <text:p text:style-name="P17">#2.3 – Create another 2D state-array specifically for the TM</text:p>
      <text:p text:style-name="P17">#2.4 – Start the TM at [0][20]</text:p>
      <text:p text:style-name="P17">#2.5 – Highlight the state the TM <text:span text:style-name="T12">tape head is over</text:span></text:p>
      <text:p text:style-name="P18">#2.6 – Figure out what the heck the rest of this project is about</text:p>
      <text:p text:style-name="P5"/>
      <text:p text:style-name="P7">#3 – <text:span text:style-name="T1">Write complete README.txt file</text:span></text:p>
      <text:p text:style-name="P5"/>
      <text:p text:style-name="P5">#<text:span text:style-name="T2">4</text:span> – Write complexity document</text:p>
      <text:p text:style-name="P5"/>
      <text:p text:style-name="P5"/>
      <text:p text:style-name="P2"/>
      <text:p text:style-name="P10">Michael:</text:p>
      <text:list xml:id="list2312787213" text:style-name="L1">
        <text:list-item>
          <text:p text:style-name="P19"><text:span text:style-name="T5">Completed:</text:span> <text:span text:style-name="T4">#1, #2.1, #2.2</text:span></text:p>
        </text:list-item>
        <text:list-item>
          <text:p text:style-name="P19"><text:span text:style-name="T5">Plan to complete:</text:span> <text:span text:style-name="T13">#2.3, #2.4, #2.5</text:span></text:p>
        </text:list-item>
        <text:list-item>
          <text:p text:style-name="P19"><text:span text:style-name="T5">Obstacles:</text:span> <text:span text:style-name="T13">Other class projects</text:span></text:p>
        </text:list-item>
      </text:list>
      <text:p text:style-name="P2"/>
      <text:p text:style-name="P2"/>
      <text:p text:style-name="P2"/>
      <text:p text:style-name="P11">Progress Board</text:p>
      <text:p text:style-name="P10"/>
      <text:p text:style-name="P10"><text:span text:style-name="T3">In-Progress</text:span>:</text:p>
      <text:p text:style-name="P23">#2.3 - Create another 2D state-array specifically for the TM</text:p>
      <text:p text:style-name="P23">#2.4 – Start the TM at [0][20]</text:p>
      <text:p text:style-name="P23">#2.5 – Highlight the state the TM tape head is over</text:p>
      <text:p text:style-name="P2"/>
      <text:p text:style-name="P10">Done:</text:p>
      <text:p text:style-name="P21">#1 – Setup (Wk by Michael, 3/24)</text:p>
      <text:p text:style-name="P22">#2.1 – Modify 400x400 grid to be 41x20 (Wk by Michael, 3/26)</text:p>
      <text:p text:style-name="P22">#2.2 – Initialize all cells to empty (Wk by Michael, 3/26)</text:p>
      <text:p text:style-name="P2"/>
      <text:p text:style-name="P10"><text:soft-page-break/>Issues:</text:p>
      <text:p text:style-name="P9">N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17:45:06.335429817</meta:creation-date>
    <dc:date>2019-03-26T12:59:17.511681998</dc:date>
    <meta:editing-duration>PT1H1M23S</meta:editing-duration>
    <meta:editing-cycles>34</meta:editing-cycles>
    <meta:generator>LibreOffice/6.0.7.3$Linux_X86_64 LibreOffice_project/00m0$Build-3</meta:generator>
    <meta:document-statistic meta:table-count="0" meta:image-count="0" meta:object-count="0" meta:page-count="2" meta:paragraph-count="32" meta:word-count="181" meta:character-count="1055" meta:non-whitespace-character-count="890"/>
  </office:meta>
</office:document-meta>
</file>